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sums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x64)'.B1:'Checksums (x64)'.H1 'Checksums (x64)'.A2:'Checksums (x64)'.A2 'Checksums (x64)'.B2:'Checksums (x64)'.H2 'Checksums (x64)'.A3:'Checksums (x64)'.A3 'Checksums (x64)'.B3:'Checksums (x64)'.H3 'Checksums (x64)'.A4:'Checksums (x64)'.A4 'Checksums (x64)'.B4:'Checksums (x64)'.H4 'Checksums (x64)'.A5:'Checksums (x64)'.A5 'Checksums (x64)'.B5:'Checksums (x64)'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x64)'.B9:'Checksums (x64)'.H9 'Checksums (x64)'.A10:'Checksums (x64)'.A10 'Checksums (x64)'.B10:'Checksums (x64)'.H10 'Checksums (x64)'.A11:'Checksums (x64)'.A11 'Checksums (x64)'.B11:'Checksums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47" calcext:value-type="float">
            <text:p>5247</text:p>
          </table:table-cell>
          <table:table-cell office:value-type="float" office:value="4830" calcext:value-type="float">
            <text:p>4830</text:p>
          </table:table-cell>
          <table:table-cell office:value-type="float" office:value="4819" calcext:value-type="float">
            <text:p>4819</text:p>
          </table:table-cell>
          <table:table-cell office:value-type="float" office:value="2688" calcext:value-type="float">
            <text:p>2688</text:p>
          </table:table-cell>
          <table:table-cell office:value-type="float" office:value="2549" calcext:value-type="float">
            <text:p>2549</text:p>
          </table:table-cell>
          <table:table-cell office:value-type="float" office:value="5251" calcext:value-type="float">
            <text:p>5251</text:p>
          </table:table-cell>
          <table:table-cell office:value-type="float" office:value="5213" calcext:value-type="float">
            <text:p>5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821" calcext:value-type="float">
            <text:p>821</text:p>
          </table:table-cell>
          <table:table-cell office:value-type="float" office:value="992" calcext:value-type="float">
            <text:p>992</text:p>
          </table:table-cell>
          <table:table-cell office:value-type="float" office:value="1182" calcext:value-type="float">
            <text:p>1182</text:p>
          </table:table-cell>
          <table:table-cell office:value-type="float" office:value="805" calcext:value-type="float">
            <text:p>805</text:p>
          </table:table-cell>
          <table:table-cell office:value-type="float" office:value="711" calcext:value-type="float">
            <text:p>711</text:p>
          </table:table-cell>
          <table:table-cell office:value-type="float" office:value="927" calcext:value-type="float">
            <text:p>927</text:p>
          </table:table-cell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476" calcext:value-type="float">
            <text:p>476</text:p>
          </table:table-cell>
          <table:table-cell office:value-type="float" office:value="922" calcext:value-type="float">
            <text:p>922</text:p>
          </table:table-cell>
          <table:table-cell office:value-type="float" office:value="865" calcext:value-type="float">
            <text:p>865</text:p>
          </table:table-cell>
          <table:table-cell office:value-type="float" office:value="523" calcext:value-type="float">
            <text:p>523</text:p>
          </table:table-cell>
          <table:table-cell office:value-type="float" office:value="570" calcext:value-type="float">
            <text:p>570</text:p>
          </table:table-cell>
          <table:table-cell office:value-type="float" office:value="847" calcext:value-type="float">
            <text:p>847</text:p>
          </table:table-cell>
          <table:table-cell office:value-type="float" office:value="791" calcext:value-type="float">
            <text:p>7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6.39098660170524" calcext:value-type="percentage">
            <text:p>639.10%</text:p>
          </table:table-cell>
          <table:table-cell table:style-name="ce1" table:formula="of:=[.C2]/[.C3]" office:value-type="percentage" office:value="4.86895161290323" calcext:value-type="percentage">
            <text:p>486.90%</text:p>
          </table:table-cell>
          <table:table-cell table:style-name="ce1" table:formula="of:=[.D2]/[.D3]" office:value-type="percentage" office:value="4.07698815566836" calcext:value-type="percentage">
            <text:p>407.70%</text:p>
          </table:table-cell>
          <table:table-cell table:style-name="ce1" table:formula="of:=[.E2]/[.E3]" office:value-type="percentage" office:value="3.33913043478261" calcext:value-type="percentage">
            <text:p>333.91%</text:p>
          </table:table-cell>
          <table:table-cell table:style-name="ce1" table:formula="of:=[.F2]/[.F3]" office:value-type="percentage" office:value="3.58509142053446" calcext:value-type="percentage">
            <text:p>358.51%</text:p>
          </table:table-cell>
          <table:table-cell table:style-name="ce1" table:formula="of:=[.G2]/[.G3]" office:value-type="percentage" office:value="5.66450916936354" calcext:value-type="percentage">
            <text:p>566.45%</text:p>
          </table:table-cell>
          <table:table-cell table:style-name="ce1" table:formula="of:=[.H2]/[.H3]" office:value-type="percentage" office:value="6.51625" calcext:value-type="percentage">
            <text:p>651.6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1.0231092436975" calcext:value-type="percentage">
            <text:p>1102.31%</text:p>
          </table:table-cell>
          <table:table-cell table:style-name="ce1" table:formula="of:=[.C2]/[.C4]" office:value-type="percentage" office:value="5.23861171366594" calcext:value-type="percentage">
            <text:p>523.86%</text:p>
          </table:table-cell>
          <table:table-cell table:style-name="ce1" table:formula="of:=[.D2]/[.D4]" office:value-type="percentage" office:value="5.57109826589595" calcext:value-type="percentage">
            <text:p>557.11%</text:p>
          </table:table-cell>
          <table:table-cell table:style-name="ce1" table:formula="of:=[.E2]/[.E4]" office:value-type="percentage" office:value="5.1395793499044" calcext:value-type="percentage">
            <text:p>513.96%</text:p>
          </table:table-cell>
          <table:table-cell table:style-name="ce1" table:formula="of:=[.F2]/[.F4]" office:value-type="percentage" office:value="4.4719298245614" calcext:value-type="percentage">
            <text:p>447.19%</text:p>
          </table:table-cell>
          <table:table-cell table:style-name="ce1" table:formula="of:=[.G2]/[.G4]" office:value-type="percentage" office:value="6.19952774498229" calcext:value-type="percentage">
            <text:p>619.95%</text:p>
          </table:table-cell>
          <table:table-cell table:style-name="ce1" table:formula="of:=[.H2]/[.H4]" office:value-type="percentage" office:value="6.59039190897598" calcext:value-type="percentage">
            <text:p>659.04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7752403846154" calcext:value-type="percentage">
            <text:p>107.75%</text:p>
          </table:table-cell>
          <table:table-cell table:style-name="ce1" table:formula="of:=[.C$3]/[.C$2]" office:value-type="percentage" office:value="0.987866531850354" calcext:value-type="percentage">
            <text:p>98.79%</text:p>
          </table:table-cell>
          <table:table-cell table:style-name="ce1" table:formula="of:=[.D$3]/[.D$2]" office:value-type="percentage" office:value="1.01195219123506" calcext:value-type="percentage">
            <text:p>101.20%</text:p>
          </table:table-cell>
          <table:table-cell table:style-name="ce1" table:formula="of:=[.E$3]/[.E$2]" office:value-type="percentage" office:value="1.00064184852375" calcext:value-type="percentage">
            <text:p>100.06%</text:p>
          </table:table-cell>
          <table:table-cell table:style-name="ce1" table:formula="of:=[.F$3]/[.F$2]" office:value-type="percentage" office:value="0.980140935297886" calcext:value-type="percentage">
            <text:p>98.01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0.993990384615385" calcext:value-type="percentage">
            <text:p>99.40%</text:p>
          </table:table-cell>
          <table:table-cell table:style-name="ce1" table:formula="of:=[.C4]/[.C$2]" office:value-type="percentage" office:value="1.00303336703741" calcext:value-type="percentage">
            <text:p>100.30%</text:p>
          </table:table-cell>
          <table:table-cell table:style-name="ce1" table:formula="of:=[.D4]/[.D$2]" office:value-type="percentage" office:value="0.99003984063745" calcext:value-type="percentage">
            <text:p>99.00%</text:p>
          </table:table-cell>
          <table:table-cell table:style-name="ce1" table:formula="of:=[.E4]/[.E$2]" office:value-type="percentage" office:value="0.979460847240051" calcext:value-type="percentage">
            <text:p>97.95%</text:p>
          </table:table-cell>
          <table:table-cell table:style-name="ce1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3.6344284106028" calcext:value-type="percentage">
            <text:p>363.44%</text:p>
          </table:table-cell>
          <table:table-cell table:style-name="ce1" table:formula="of:=[.C2]/[.C3]" office:value-type="percentage" office:value="1.36717366074156" calcext:value-type="percentage">
            <text:p>136.72%</text:p>
          </table:table-cell>
          <table:table-cell table:style-name="ce1" table:formula="of:=[.D2]/[.D3]" office:value-type="percentage" office:value="1.28718985067924" calcext:value-type="percentage">
            <text:p>128.72%</text:p>
          </table:table-cell>
          <table:table-cell table:style-name="ce1" table:formula="of:=[.E2]/[.E3]" office:value-type="percentage" office:value="5.69105276574051" calcext:value-type="percentage">
            <text:p>569.11%</text:p>
          </table:table-cell>
          <table:table-cell table:style-name="ce1" table:formula="of:=[.F2]/[.F3]" office:value-type="percentage" office:value="1.40200117716304" calcext:value-type="percentage">
            <text:p>140.20%</text:p>
          </table:table-cell>
          <table:table-cell table:style-name="ce1" table:formula="of:=[.G2]/[.G3]" office:value-type="percentage" office:value="3.23175514108082" calcext:value-type="percentage">
            <text:p>323.18%</text:p>
          </table:table-cell>
          <table:table-cell table:style-name="ce1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9.77484172859895" calcext:value-type="percentage">
            <text:p>977.48%</text:p>
          </table:table-cell>
          <table:table-cell table:style-name="ce1" table:formula="of:=[.C2]/[.C4]" office:value-type="percentage" office:value="4.69716684155299" calcext:value-type="percentage">
            <text:p>469.72%</text:p>
          </table:table-cell>
          <table:table-cell table:style-name="ce1" table:formula="of:=[.D2]/[.D4]" office:value-type="percentage" office:value="4.72491242530394" calcext:value-type="percentage">
            <text:p>472.49%</text:p>
          </table:table-cell>
          <table:table-cell table:style-name="ce1" table:formula="of:=[.E2]/[.E4]" office:value-type="percentage" office:value="6.08503679476697" calcext:value-type="percentage">
            <text:p>608.50%</text:p>
          </table:table-cell>
          <table:table-cell table:style-name="ce1" table:formula="of:=[.F2]/[.F4]" office:value-type="percentage" office:value="4.03182125930941" calcext:value-type="percentage">
            <text:p>403.18%</text:p>
          </table:table-cell>
          <table:table-cell table:style-name="ce1" table:formula="of:=[.G2]/[.G4]" office:value-type="percentage" office:value="7.44721181397399" calcext:value-type="percentage">
            <text:p>744.72%</text:p>
          </table:table-cell>
          <table:table-cell table:style-name="ce1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1592199456924" calcext:value-type="percentage">
            <text:p>101.59%</text:p>
          </table:table-cell>
          <table:table-cell table:style-name="ce1" table:formula="of:=[.C$3]/[.C$2]" office:value-type="percentage" office:value="0.979672057502246" calcext:value-type="percentage">
            <text:p>97.97%</text:p>
          </table:table-cell>
          <table:table-cell table:style-name="ce1" table:formula="of:=[.D$3]/[.D$2]" office:value-type="percentage" office:value="1.00596569724087" calcext:value-type="percentage">
            <text:p>100.60%</text:p>
          </table:table-cell>
          <table:table-cell table:style-name="ce1" table:formula="of:=[.E$3]/[.E$2]" office:value-type="percentage" office:value="1.00553250345781" calcext:value-type="percentage">
            <text:p>100.55%</text:p>
          </table:table-cell>
          <table:table-cell table:style-name="ce1" table:formula="of:=[.F$3]/[.F$2]" office:value-type="percentage" office:value="1.02477912054433" calcext:value-type="percentage">
            <text:p>102.48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925697358677" calcext:value-type="percentage">
            <text:p>100.93%</text:p>
          </table:table-cell>
          <table:table-cell table:style-name="ce1" table:formula="of:=[.C4]/[.C$2]" office:value-type="percentage" office:value="0.985175202156334" calcext:value-type="percentage">
            <text:p>98.52%</text:p>
          </table:table-cell>
          <table:table-cell table:style-name="ce1" table:formula="of:=[.D4]/[.D$2]" office:value-type="percentage" office:value="0.998508575689784" calcext:value-type="percentage">
            <text:p>99.85%</text:p>
          </table:table-cell>
          <table:table-cell table:style-name="ce1" table:formula="of:=[.E4]/[.E$2]" office:value-type="percentage" office:value="0.962062833432128" calcext:value-type="percentage">
            <text:p>96.21%</text:p>
          </table:table-cell>
          <table:table-cell table:style-name="ce1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6.88349961627015" calcext:value-type="percentage">
            <text:p>688.35%</text:p>
          </table:table-cell>
          <table:table-cell table:style-name="ce1" table:formula="of:=[.C2]/[.C3]" office:value-type="percentage" office:value="2.04914933837429" calcext:value-type="percentage">
            <text:p>204.91%</text:p>
          </table:table-cell>
          <table:table-cell table:style-name="ce1" table:formula="of:=[.D2]/[.D3]" office:value-type="percentage" office:value="1.65998849693252" calcext:value-type="percentage">
            <text:p>166.00%</text:p>
          </table:table-cell>
          <table:table-cell table:style-name="ce1" table:formula="of:=[.E2]/[.E3]" office:value-type="percentage" office:value="1.56416372483542" calcext:value-type="percentage">
            <text:p>156.42%</text:p>
          </table:table-cell>
          <table:table-cell table:style-name="ce1" table:formula="of:=[.F2]/[.F3]" office:value-type="percentage" office:value="1.7734962406015" calcext:value-type="percentage">
            <text:p>177.35%</text:p>
          </table:table-cell>
          <table:table-cell table:style-name="ce1" table:formula="of:=[.G2]/[.G3]" office:value-type="percentage" office:value="4.93478879924063" calcext:value-type="percentage">
            <text:p>493.48%</text:p>
          </table:table-cell>
          <table:table-cell table:style-name="ce1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8.69276991665051" calcext:value-type="percentage">
            <text:p>869.28%</text:p>
          </table:table-cell>
          <table:table-cell table:style-name="ce1" table:formula="of:=[.C2]/[.C4]" office:value-type="percentage" office:value="2.71466583189858" calcext:value-type="percentage">
            <text:p>271.47%</text:p>
          </table:table-cell>
          <table:table-cell table:style-name="ce1" table:formula="of:=[.D2]/[.D4]" office:value-type="percentage" office:value="2.73397537101358" calcext:value-type="percentage">
            <text:p>273.40%</text:p>
          </table:table-cell>
          <table:table-cell table:style-name="ce1" table:formula="of:=[.E2]/[.E4]" office:value-type="percentage" office:value="1.69482063475654" calcext:value-type="percentage">
            <text:p>169.48%</text:p>
          </table:table-cell>
          <table:table-cell table:style-name="ce1" table:formula="of:=[.F2]/[.F4]" office:value-type="percentage" office:value="1.97985520931697" calcext:value-type="percentage">
            <text:p>197.99%</text:p>
          </table:table-cell>
          <table:table-cell table:style-name="ce1" table:formula="of:=[.G2]/[.G4]" office:value-type="percentage" office:value="9.10313430222378" calcext:value-type="percentage">
            <text:p>910.31%</text:p>
          </table:table-cell>
          <table:table-cell table:style-name="ce1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0.995471338338696" calcext:value-type="percentage">
            <text:p>99.55%</text:p>
          </table:table-cell>
          <table:table-cell table:style-name="ce1" table:formula="of:=[.C$3]/[.C$2]" office:value-type="percentage" office:value="0.995054401582592" calcext:value-type="percentage">
            <text:p>99.51%</text:p>
          </table:table-cell>
          <table:table-cell table:style-name="ce1" table:formula="of:=[.D$3]/[.D$2]" office:value-type="percentage" office:value="0.998470948012232" calcext:value-type="percentage">
            <text:p>99.85%</text:p>
          </table:table-cell>
          <table:table-cell table:style-name="ce1" table:formula="of:=[.E$3]/[.E$2]" office:value-type="percentage" office:value="0.998278829604131" calcext:value-type="percentage">
            <text:p>99.83%</text:p>
          </table:table-cell>
          <table:table-cell table:style-name="ce1" table:formula="of:=[.F$3]/[.F$2]" office:value-type="percentage" office:value="0.997935306262904" calcext:value-type="percentage">
            <text:p>99.79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071505184126" calcext:value-type="percentage">
            <text:p>100.07%</text:p>
          </table:table-cell>
          <table:table-cell table:style-name="ce1" table:formula="of:=[.C4]/[.C$2]" office:value-type="percentage" office:value="1" calcext:value-type="percentage">
            <text:p>100.00%</text:p>
          </table:table-cell>
          <table:table-cell table:style-name="ce1" table:formula="of:=[.D4]/[.D$2]" office:value-type="percentage" office:value="1.00229357798165" calcext:value-type="percentage">
            <text:p>100.23%</text:p>
          </table:table-cell>
          <table:table-cell table:style-name="ce1" table:formula="of:=[.E4]/[.E$2]" office:value-type="percentage" office:value="1.00206540447504" calcext:value-type="percentage">
            <text:p>100.21%</text:p>
          </table:table-cell>
          <table:table-cell table:style-name="ce1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43.23" calcext:value-type="float">
            <text:p>143.23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ce3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23:15:45.1408528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14T01:46:43.111581875</dc:date>
    <meta:editing-duration>PT5H59M51S</meta:editing-duration>
    <meta:editing-cycles>44</meta:editing-cycles>
    <meta:generator>LibreOffice/7.2.1.2$Linux_X86_64 LibreOffice_project/20$Build-2</meta:generator>
    <meta:document-statistic meta:table-count="11" meta:cell-count="358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x64)'.A1:'Checksums (x64)'.H5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hecksums (x64)'.B1:'Checksums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hecksums (x64)'.B2:'Checksums (x64)'.H2" chart:label-cell-address="'Checksums (x64)'.A2:'Checksums (x64)'.A2" chart:class="chart:bar">
            <chart:data-point chart:repeated="7"/>
          </chart:series>
          <chart:series chart:style-name="ch8" chart:values-cell-range-address="'Checksums (x64)'.B3:'Checksums (x64)'.H3" chart:label-cell-address="'Checksums (x64)'.A3:'Checksums (x64)'.A3" chart:class="chart:bar">
            <chart:data-point chart:repeated="7"/>
          </chart:series>
          <chart:series chart:style-name="ch9" chart:values-cell-range-address="'Checksums (x64)'.B4:'Checksums (x64)'.H4" chart:label-cell-address="'Checksums (x64)'.A4:'Checksums (x64)'.A4" chart:class="chart:bar">
            <chart:data-point chart:repeated="7"/>
          </chart:series>
          <chart:series chart:style-name="ch10" chart:values-cell-range-address="'Checksums (x64)'.B5:'Checksums (x64)'.H5" chart:label-cell-address="'Checksums (x64)'.A5:'Checksums (x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1:'Checksums 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x64)'.A2:'Checksums (x64)'.A2</svg:desc>
                </draw:g>
              </table:table-cell>
              <table:table-cell office:value-type="float" office:value="5247">
                <text:p>5247</text:p>
                <draw:g>
                  <svg:desc>'Checksums (x64)'.B2:'Checksums (x64)'.H2</svg:desc>
                </draw:g>
              </table:table-cell>
              <table:table-cell office:value-type="float" office:value="4830">
                <text:p>4830</text:p>
              </table:table-cell>
              <table:table-cell office:value-type="float" office:value="4819">
                <text:p>4819</text:p>
              </table:table-cell>
              <table:table-cell office:value-type="float" office:value="2688">
                <text:p>2688</text:p>
              </table:table-cell>
              <table:table-cell office:value-type="float" office:value="2549">
                <text:p>2549</text:p>
              </table:table-cell>
              <table:table-cell office:value-type="float" office:value="5251">
                <text:p>5251</text:p>
              </table:table-cell>
              <table:table-cell office:value-type="float" office:value="5213">
                <text:p>5213</text:p>
              </table:table-cell>
            </table:table-row>
            <table:table-row>
              <table:table-cell office:value-type="string">
                <text:p>Aaru</text:p>
                <draw:g>
                  <svg:desc>'Checksums (x64)'.A3:'Checksums (x64)'.A3</svg:desc>
                </draw:g>
              </table:table-cell>
              <table:table-cell office:value-type="float" office:value="821">
                <text:p>821</text:p>
                <draw:g>
                  <svg:desc>'Checksums (x64)'.B3:'Checksums (x64)'.H3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1182">
                <text:p>1182</text:p>
              </table:table-cell>
              <table:table-cell office:value-type="float" office:value="805">
                <text:p>805</text:p>
              </table:table-cell>
              <table:table-cell office:value-type="float" office:value="711">
                <text:p>711</text:p>
              </table:table-cell>
              <table:table-cell office:value-type="float" office:value="927">
                <text:p>92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4:'Checksums (x64)'.A4</svg:desc>
                </draw:g>
              </table:table-cell>
              <table:table-cell office:value-type="float" office:value="476">
                <text:p>476</text:p>
                <draw:g>
                  <svg:desc>'Checksums (x64)'.B4:'Checksums (x64)'.H4</svg:desc>
                </draw:g>
              </table:table-cell>
              <table:table-cell office:value-type="float" office:value="922">
                <text:p>922</text:p>
              </table:table-cell>
              <table:table-cell office:value-type="float" office:value="865">
                <text:p>865</text:p>
              </table:table-cell>
              <table:table-cell office:value-type="float" office:value="523">
                <text:p>523</text:p>
              </table:table-cell>
              <table:table-cell office:value-type="float" office:value="570">
                <text:p>570</text:p>
              </table:table-cell>
              <table:table-cell office:value-type="float" office:value="847">
                <text:p>847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rhash</text:p>
                <draw:g>
                  <svg:desc>'Checksums (x64)'.A5:'Checksums (x64)'.A5</svg:desc>
                </draw:g>
              </table:table-cell>
              <table:table-cell office:value-type="float" office:value="NaN">
                <text:p>NaN</text:p>
                <draw:g>
                  <svg:desc>'Checksums (x64)'.B5:'Checksums 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40">
                <text:p>124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79">
                <text:p>2779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37">
                <text:p>2837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79cm" svg:width="10.326cm" svg:height="7.794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90.46">
                <text:p>90.46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43.23">
                <text:p>143.23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x64)'.A9:'Checksums (x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x64)'.B9:'Checksums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x64)'.B10:'Checksums (x64)'.H10" chart:label-cell-address="'Checksums (x64)'.A10:'Checksums (x64)'.A10" chart:class="chart:bar">
            <chart:data-point chart:repeated="7"/>
          </chart:series>
          <chart:series chart:style-name="ch8" chart:values-cell-range-address="'Checksums (x64)'.B11:'Checksums (x64)'.H11" chart:label-cell-address="'Checksums (x64)'.A11:'Checksums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9:'Checksums 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x64)'.A10:'Checksums (x64)'.A10</svg:desc>
                </draw:g>
              </table:table-cell>
              <table:table-cell office:value-type="float" office:value="6.39098660170524">
                <text:p>6.39098660170524</text:p>
                <draw:g>
                  <svg:desc>'Checksums (x64)'.B10:'Checksums (x64)'.H10</svg:desc>
                </draw:g>
              </table:table-cell>
              <table:table-cell office:value-type="float" office:value="4.86895161290323">
                <text:p>4.86895161290323</text:p>
              </table:table-cell>
              <table:table-cell office:value-type="float" office:value="4.07698815566836">
                <text:p>4.07698815566836</text:p>
              </table:table-cell>
              <table:table-cell office:value-type="float" office:value="3.33913043478261">
                <text:p>3.33913043478261</text:p>
              </table:table-cell>
              <table:table-cell office:value-type="float" office:value="3.58509142053446">
                <text:p>3.58509142053446</text:p>
              </table:table-cell>
              <table:table-cell office:value-type="float" office:value="5.66450916936354">
                <text:p>5.66450916936354</text:p>
              </table:table-cell>
              <table:table-cell office:value-type="float" office:value="6.51625">
                <text:p>6.51625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11:'Checksums (x64)'.A11</svg:desc>
                </draw:g>
              </table:table-cell>
              <table:table-cell office:value-type="float" office:value="11.0231092436975">
                <text:p>11.0231092436975</text:p>
                <draw:g>
                  <svg:desc>'Checksums (x64)'.B11:'Checksums (x64)'.H11</svg:desc>
                </draw:g>
              </table:table-cell>
              <table:table-cell office:value-type="float" office:value="5.23861171366594">
                <text:p>5.23861171366594</text:p>
              </table:table-cell>
              <table:table-cell office:value-type="float" office:value="5.57109826589595">
                <text:p>5.57109826589595</text:p>
              </table:table-cell>
              <table:table-cell office:value-type="float" office:value="5.1395793499044">
                <text:p>5.1395793499044</text:p>
              </table:table-cell>
              <table:table-cell office:value-type="float" office:value="4.4719298245614">
                <text:p>4.4719298245614</text:p>
              </table:table-cell>
              <table:table-cell office:value-type="float" office:value="6.19952774498229">
                <text:p>6.19952774498229</text:p>
              </table:table-cell>
              <table:table-cell office:value-type="float" office:value="6.59039190897598">
                <text:p>6.590391908975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